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UtilsBenchmark.nonEmpty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Benchmark.empty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Benchmark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lass2.TestClass2( int value1 , Stri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